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34.55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0.31mm"/>
    </style:style>
    <style:style style:name="co10" style:family="table-column">
      <style:table-column-properties fo:break-before="auto" style:column-width="52.51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2">
          <table:table-cell table:style-name="ce1" office:value-type="string" calcext:value-type="string">
            <text:p><text:s text:c="46"/>1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77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3.54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7.0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4.15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8.3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2" office:value-type="string" calcext:value-type="string">
            <text:p><text:s text:c="46"/>2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77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3.54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7.0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4.15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8.3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string" calcext:value-type="string">
            <text:p><text:s text:c="46"/>3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77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3.54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7.0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4.15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8.3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string" calcext:value-type="string">
            <text:p><text:s text:c="46"/>4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8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77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3.54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7.08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4.15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8.3</text:p>
          </table:table-cell>
          <table:table-cell table:style-name="ce3" office:value-type="string" calcext:value-type="string">
            <text:p>Простоквашино</text:p>
          </table:table-cell>
          <table:table-cell office:value-type="string" calcext:value-type="string">
            <text:p>От 3.4 до 4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3" office:value-type="string" calcext:value-type="string">
            <text:p>12 дней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7-02" calcext:value-type="date">
            <text:p>02.07.18</text:p>
          </table:table-cell>
          <table:table-cell table:style-name="ce3" office:value-type="string" calcext:value-type="string">
            <text:p>Проба идеально прозрачна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.00.0000</text:date>, <text:time style:data-style-name="N2" text:time-value="13:36:04.4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0S</meta:editing-duration>
    <meta:editing-cycles>3</meta:editing-cycles>
    <meta:generator>LibreOffice/5.2.7.2$Windows_x86 LibreOffice_project/2b7f1e640c46ceb28adf43ee075a6e8b8439ed10</meta:generator>
    <dc:date>2018-06-27T13:50:47.548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